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d5a" officeooo:paragraph-rsid="00149d5a"/>
    </style:style>
    <style:style style:name="P2" style:family="paragraph" style:parent-style-name="Standard">
      <style:text-properties style:font-name="monospace" officeooo:rsid="00149d5a" officeooo:paragraph-rsid="00149d5a"/>
    </style:style>
    <style:style style:name="P3" style:family="paragraph" style:parent-style-name="Standard">
      <style:text-properties style:font-name="monospace" officeooo:rsid="00149d5a" officeooo:paragraph-rsid="0017934d"/>
    </style:style>
    <style:style style:name="P4" style:family="paragraph" style:parent-style-name="Standard">
      <style:text-properties style:font-name="monospace" officeooo:paragraph-rsid="0017a569"/>
    </style:style>
    <style:style style:name="P5" style:family="paragraph" style:parent-style-name="Standard">
      <style:text-properties style:font-name="monospace" officeooo:paragraph-rsid="001b208c"/>
    </style:style>
    <style:style style:name="P6" style:family="paragraph" style:parent-style-name="Standard">
      <style:text-properties style:font-name="monospace" officeooo:rsid="001b208c" officeooo:paragraph-rsid="001b208c"/>
    </style:style>
    <style:style style:name="P7" style:family="paragraph" style:parent-style-name="Standard">
      <style:text-properties style:font-name="monospace" officeooo:rsid="001b208c" officeooo:paragraph-rsid="001bd6bc"/>
    </style:style>
    <style:style style:name="P8" style:family="paragraph" style:parent-style-name="Standard">
      <style:text-properties style:font-name="monospace" fo:font-weight="bold" officeooo:rsid="001b208c" officeooo:paragraph-rsid="001b208c" style:font-weight-asian="bold" style:font-weight-complex="bold"/>
    </style:style>
    <style:style style:name="P9" style:family="paragraph" style:parent-style-name="Standard">
      <style:text-properties style:font-name="monospace" fo:font-weight="bold" officeooo:rsid="001b208c" officeooo:paragraph-rsid="001bd6bc" style:font-weight-asian="bold" style:font-weight-complex="bold"/>
    </style:style>
    <style:style style:name="P10" style:family="paragraph" style:parent-style-name="Standard">
      <style:text-properties style:font-name="monospace" fo:font-weight="bold" officeooo:paragraph-rsid="001bd6bc" style:font-weight-asian="bold" style:font-weight-complex="bold"/>
    </style:style>
    <style:style style:name="P11" style:family="paragraph" style:parent-style-name="Standard">
      <style:text-properties style:font-name="monospace" fo:font-style="italic" fo:font-weight="bold" officeooo:rsid="001bd6bc" officeooo:paragraph-rsid="001bd6bc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monospace" fo:font-style="normal" fo:font-weight="normal" officeooo:rsid="001bd6bc" officeooo:paragraph-rsid="001bd6b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monospace" officeooo:paragraph-rsid="001bd6bc"/>
    </style:style>
    <style:style style:name="P14" style:family="paragraph" style:parent-style-name="Standard">
      <style:text-properties style:font-name="monospace" officeooo:paragraph-rsid="001d96ad"/>
    </style:style>
    <style:style style:name="P15" style:family="paragraph" style:parent-style-name="Standard">
      <style:text-properties style:font-name="monospace" officeooo:paragraph-rsid="001e97af"/>
    </style:style>
    <style:style style:name="P16" style:family="paragraph" style:parent-style-name="Standard">
      <style:text-properties style:font-name="monospace" officeooo:paragraph-rsid="001f49de"/>
    </style:style>
    <style:style style:name="P17" style:family="paragraph" style:parent-style-name="Standard">
      <style:text-properties style:font-name="monospace" officeooo:paragraph-rsid="001f7342"/>
    </style:style>
    <style:style style:name="P18" style:family="paragraph" style:parent-style-name="Standard">
      <style:text-properties style:font-name="monospace" officeooo:paragraph-rsid="0020ebe2"/>
    </style:style>
    <style:style style:name="P19" style:family="paragraph" style:parent-style-name="Standard">
      <style:text-properties style:font-name="monospace" officeooo:paragraph-rsid="0020ebe2" fo:background-color="#00ccff"/>
    </style:style>
    <style:style style:name="P20" style:family="paragraph" style:parent-style-name="Standard">
      <style:text-properties style:font-name="monospace" officeooo:paragraph-rsid="0022fac6" fo:background-color="#00ccff"/>
    </style:style>
    <style:style style:name="P21" style:family="paragraph" style:parent-style-name="Standard">
      <style:text-properties style:font-name="monospace" officeooo:paragraph-rsid="00246996" fo:background-color="#00ccff"/>
    </style:style>
    <style:style style:name="P22" style:family="paragraph" style:parent-style-name="Standard">
      <style:text-properties style:font-name="monospace" officeooo:paragraph-rsid="002640ff" fo:background-color="#00ccff"/>
    </style:style>
    <style:style style:name="P23" style:family="paragraph" style:parent-style-name="Standard">
      <style:text-properties style:font-name="monospace" officeooo:rsid="002487be" officeooo:paragraph-rsid="002487be" fo:background-color="#00ccff"/>
    </style:style>
    <style:style style:name="P24" style:family="paragraph" style:parent-style-name="Standard">
      <style:text-properties style:font-name="monospace" officeooo:rsid="002640ff" officeooo:paragraph-rsid="002640ff" fo:background-color="#00ccff"/>
    </style:style>
    <style:style style:name="P25" style:family="paragraph" style:parent-style-name="Standard">
      <style:text-properties style:font-name="monospace" officeooo:paragraph-rsid="0021d0b6"/>
    </style:style>
    <style:style style:name="P26" style:family="paragraph" style:parent-style-name="Standard">
      <style:text-properties style:font-name="monospace" officeooo:paragraph-rsid="002265b8"/>
    </style:style>
    <style:style style:name="P27" style:family="paragraph" style:parent-style-name="Standard">
      <style:text-properties style:font-name="monospace" officeooo:paragraph-rsid="0022fac6"/>
    </style:style>
    <style:style style:name="P28" style:family="paragraph" style:parent-style-name="Standard">
      <style:text-properties style:font-name="monospace" officeooo:paragraph-rsid="00246996"/>
    </style:style>
    <style:style style:name="P29" style:family="paragraph" style:parent-style-name="Standard">
      <style:text-properties style:font-name="monospace" officeooo:paragraph-rsid="002640ff"/>
    </style:style>
    <style:style style:name="P30" style:family="paragraph" style:parent-style-name="Standard">
      <style:text-properties style:font-name="monospace" officeooo:paragraph-rsid="00270639"/>
    </style:style>
    <style:style style:name="P31" style:family="paragraph" style:parent-style-name="Standard">
      <style:text-properties style:font-name="monospace" officeooo:rsid="00270639" officeooo:paragraph-rsid="00270639"/>
    </style:style>
    <style:style style:name="P32" style:family="paragraph" style:parent-style-name="Standard">
      <style:text-properties style:font-name="monospace" officeooo:rsid="0028b50a" officeooo:paragraph-rsid="0028b50a"/>
    </style:style>
    <style:style style:name="P33" style:family="paragraph" style:parent-style-name="Standard">
      <style:text-properties style:font-name="monospace" officeooo:paragraph-rsid="0028b50a"/>
    </style:style>
    <style:style style:name="P34" style:family="paragraph" style:parent-style-name="Standard">
      <style:text-properties style:font-name="monospace" officeooo:paragraph-rsid="0028bde1"/>
    </style:style>
    <style:style style:name="T1" style:family="text">
      <style:text-properties fo:color="#00000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officeooo:rsid="001b208c" fo:background-color="#ffffff" loext:char-shading-value="0"/>
    </style:style>
    <style:style style:name="T5" style:family="text">
      <style:text-properties fo:color="#000000" officeooo:rsid="001bd6bc" fo:background-color="#ffffff" loext:char-shading-value="0"/>
    </style:style>
    <style:style style:name="T6" style:family="text">
      <style:text-properties fo:color="#000000" officeooo:rsid="0020ebe2" fo:background-color="#ffffff" loext:char-shading-value="0"/>
    </style:style>
    <style:style style:name="T7" style:family="text">
      <style:text-properties fo:color="#000000" officeooo:rsid="0021d0b6" fo:background-color="#ffffff" loext:char-shading-value="0"/>
    </style:style>
    <style:style style:name="T8" style:family="text">
      <style:text-properties fo:color="#000000" officeooo:rsid="0022fac6" fo:background-color="#ffffff" loext:char-shading-value="0"/>
    </style:style>
    <style:style style:name="T9" style:family="text">
      <style:text-properties fo:color="#000000" officeooo:rsid="00246996" fo:background-color="#ffffff" loext:char-shading-value="0"/>
    </style:style>
    <style:style style:name="T10" style:family="text">
      <style:text-properties fo:color="#000000" officeooo:rsid="002640ff" fo:background-color="#ffffff" loext:char-shading-value="0"/>
    </style:style>
    <style:style style:name="T11" style:family="text">
      <style:text-properties fo:color="#000000" officeooo:rsid="00270639" fo:background-color="#ffffff" loext:char-shading-value="0"/>
    </style:style>
    <style:style style:name="T12" style:family="text">
      <style:text-properties fo:color="#000000" style:font-name="monospace" fo:background-color="#ffffff" loext:char-shading-value="0"/>
    </style:style>
    <style:style style:name="T13" style:family="text">
      <style:text-properties fo:color="#000000" fo:background-color="#ff9999" loext:char-shading-value="0"/>
    </style:style>
    <style:style style:name="T14" style:family="text">
      <style:text-properties fo:color="#000000" fo:background-color="transparent" loext:char-shading-value="0"/>
    </style:style>
    <style:style style:name="T15" style:family="text">
      <style:text-properties fo:color="#000000" officeooo:rsid="00149d5a" fo:background-color="transparent" loext:char-shading-value="0"/>
    </style:style>
    <style:style style:name="T16" style:family="text">
      <style:text-properties fo:color="#000000" officeooo:rsid="001b208c" fo:background-color="transparent" loext:char-shading-value="0"/>
    </style:style>
    <style:style style:name="T17" style:family="text">
      <style:text-properties fo:color="#000000" officeooo:rsid="001bd6bc" fo:background-color="transparent" loext:char-shading-value="0"/>
    </style:style>
    <style:style style:name="T18" style:family="text">
      <style:text-properties fo:color="#000000" officeooo:rsid="0020ebe2" fo:background-color="transparent" loext:char-shading-value="0"/>
    </style:style>
    <style:style style:name="T19" style:family="text">
      <style:text-properties fo:color="#000000" officeooo:rsid="0021d0b6" fo:background-color="transparent" loext:char-shading-value="0"/>
    </style:style>
    <style:style style:name="T20" style:family="text">
      <style:text-properties fo:color="#000000" officeooo:rsid="0022fac6" fo:background-color="transparent" loext:char-shading-value="0"/>
    </style:style>
    <style:style style:name="T21" style:family="text">
      <style:text-properties fo:color="#000000" officeooo:rsid="00246996" fo:background-color="transparent" loext:char-shading-value="0"/>
    </style:style>
    <style:style style:name="T22" style:family="text">
      <style:text-properties fo:color="#000000" officeooo:rsid="002640ff" fo:background-color="transparent" loext:char-shading-value="0"/>
    </style:style>
    <style:style style:name="T23" style:family="text">
      <style:text-properties fo:color="#000000" officeooo:rsid="00270639" fo:background-color="transparent" loext:char-shading-value="0"/>
    </style:style>
    <style:style style:name="T24" style:family="text">
      <style:text-properties fo:color="#000000" officeooo:rsid="00149d5a" fo:background-color="#99ff66" loext:char-shading-value="0"/>
    </style:style>
    <style:style style:name="T25" style:family="text">
      <style:text-properties fo:color="#000000" fo:background-color="#99ff66" loext:char-shading-value="0"/>
    </style:style>
    <style:style style:name="T26" style:family="text">
      <style:text-properties fo:color="#000000" officeooo:rsid="00199bee" fo:background-color="#99ff66" loext:char-shading-value="0"/>
    </style:style>
    <style:style style:name="T27" style:family="text">
      <style:text-properties fo:color="#000000" fo:font-weight="bold" fo:background-color="transparent" loext:char-shading-value="0" style:font-weight-asian="bold" style:font-weight-complex="bold"/>
    </style:style>
    <style:style style:name="T28" style:family="text">
      <style:text-properties fo:color="#000000" fo:font-weight="bold" officeooo:rsid="001bd6bc" fo:background-color="transparent" loext:char-shading-value="0" style:font-weight-asian="bold" style:font-weight-complex="bold"/>
    </style:style>
    <style:style style:name="T29" style:family="text">
      <style:text-properties fo:color="#000000" fo:font-weight="bold" officeooo:rsid="001bd6bc" fo:background-color="#ffffff" loext:char-shading-value="0" style:font-weight-asian="bold" style:font-weight-complex="bold"/>
    </style:style>
    <style:style style:name="T30" style:family="text">
      <style:text-properties fo:color="#000000" fo:font-weight="bold" officeooo:rsid="001b208c" fo:background-color="#ffffff" loext:char-shading-value="0"/>
    </style:style>
    <style:style style:name="T31" style:family="text">
      <style:text-properties fo:color="#000000" fo:font-weight="bold" officeooo:rsid="0022fac6" fo:background-color="#ffffff" loext:char-shading-value="0"/>
    </style:style>
    <style:style style:name="T32" style:family="text">
      <style:text-properties fo:color="#000000" officeooo:rsid="001b208c" fo:background-color="#00ccff" loext:char-shading-value="0"/>
    </style:style>
    <style:style style:name="T33" style:family="text">
      <style:text-properties fo:color="#000000" officeooo:rsid="0020ebe2" fo:background-color="#00ccff" loext:char-shading-value="0"/>
    </style:style>
    <style:style style:name="T34" style:family="text">
      <style:text-properties fo:color="#000000" officeooo:rsid="0021d0b6" fo:background-color="#00ccff" loext:char-shading-value="0"/>
    </style:style>
    <style:style style:name="T35" style:family="text">
      <style:text-properties fo:color="#000000" officeooo:rsid="002265b8" fo:background-color="#00ccff" loext:char-shading-value="0"/>
    </style:style>
    <style:style style:name="T36" style:family="text">
      <style:text-properties fo:color="#000000" officeooo:rsid="0022fac6" fo:background-color="#00ccff" loext:char-shading-value="0"/>
    </style:style>
    <style:style style:name="T37" style:family="text">
      <style:text-properties fo:color="#000000" officeooo:rsid="00246996" fo:background-color="#00ccff" loext:char-shading-value="0"/>
    </style:style>
    <style:style style:name="T38" style:family="text">
      <style:text-properties fo:color="#000000" officeooo:rsid="002640ff" fo:background-color="#00ccff" loext:char-shading-value="0"/>
    </style:style>
    <style:style style:name="T39" style:family="text">
      <style:text-properties fo:color="#000000" officeooo:rsid="00270639" fo:background-color="#00ccff" loext:char-shading-value="0"/>
    </style:style>
    <style:style style:name="T40" style:family="text">
      <style:text-properties fo:color="#000000" officeooo:rsid="0020ebe2"/>
    </style:style>
    <style:style style:name="T41" style:family="text">
      <style:text-properties fo:color="#000000" officeooo:rsid="0022fac6"/>
    </style:style>
    <style:style style:name="T42" style:family="text">
      <style:text-properties fo:color="#000000" officeooo:rsid="00246996"/>
    </style:style>
    <style:style style:name="T43" style:family="text">
      <style:text-properties fo:color="#000000" officeooo:rsid="001b208c"/>
    </style:style>
    <style:style style:name="T44" style:family="text">
      <style:text-properties fo:color="#000000" officeooo:rsid="002640ff"/>
    </style:style>
    <style:style style:name="T45" style:family="text">
      <style:text-properties fo:color="#000000" officeooo:rsid="002640ff" fo:background-color="#ffffff"/>
    </style:style>
    <style:style style:name="T46" style:family="text">
      <style:text-properties fo:color="#5454ff" fo:font-weight="bold" fo:background-color="#ffffff" loext:char-shading-value="0"/>
    </style:style>
    <style:style style:name="T47" style:family="text">
      <style:text-properties fo:color="#5454ff" fo:font-weight="bold" fo:background-color="transparent" loext:char-shading-value="0"/>
    </style:style>
    <style:style style:name="T48" style:family="text">
      <style:text-properties fo:color="#5454ff" style:font-name="monospace" fo:font-weight="bold" fo:background-color="#ffffff" loext:char-shading-value="0"/>
    </style:style>
    <style:style style:name="T49" style:family="text">
      <style:text-properties style:font-name="monospace"/>
    </style:style>
    <style:style style:name="T50" style:family="text">
      <style:text-properties style:font-name="monospace" fo:background-color="#ffff00" loext:char-shading-value="0"/>
    </style:style>
    <style:style style:name="T51" style:family="text">
      <style:text-properties fo:background-color="#ff9999" loext:char-shading-value="0"/>
    </style:style>
    <style:style style:name="T52" style:family="text">
      <style:text-properties fo:color="#ff3333" officeooo:rsid="0022fac6" fo:background-color="#ffffff" loext:char-shading-value="0"/>
    </style:style>
    <style:style style:name="T53" style:family="text">
      <style:text-properties fo:color="#ff3333" officeooo:rsid="0022fac6" fo:background-color="transparent" loext:char-shading-value="0"/>
    </style:style>
    <style:style style:name="T54" style:family="text">
      <style:text-properties fo:color="#993366" style:font-name="monospace" fo:font-weight="bold" style:font-weight-asian="bold" style:font-weight-complex="bold"/>
    </style:style>
    <style:style style:name="T55" style:family="text">
      <style:text-properties fo:color="#993366" officeooo:rsid="001b208c" fo:background-color="#00ccff" loext:char-shading-value="0"/>
    </style:style>
    <style:style style:name="T56" style:family="text">
      <style:text-properties fo:color="#18b218" fo:background-color="#ffffff" loext:char-shading-value="0"/>
    </style:style>
    <style:style style:name="T57" style:family="text">
      <style:text-properties fo:color="#18b218" officeooo:rsid="001b208c" fo:background-color="#ffffff" loext:char-shading-value="0"/>
    </style:style>
    <style:style style:name="T58" style:family="text">
      <style:text-properties fo:color="#18b218" officeooo:rsid="001bd6bc" fo:background-color="#ffffff" loext:char-shading-value="0"/>
    </style:style>
    <style:style style:name="T59" style:family="text">
      <style:text-properties fo:color="#18b218" officeooo:rsid="0022fac6" fo:background-color="#ffffff" loext:char-shading-value="0"/>
    </style:style>
    <style:style style:name="T60" style:family="text">
      <style:text-properties fo:color="#b21818" officeooo:rsid="001b208c" fo:background-color="#ffffff" loext:char-shading-value="0"/>
    </style:style>
    <style:style style:name="T61" style:family="text">
      <style:text-properties fo:color="#b21818" fo:background-color="#ffffff" loext:char-shading-value="0"/>
    </style:style>
    <style:style style:name="T62" style:family="text">
      <style:text-properties fo:color="#b26818" fo:background-color="#ffffff" loext:char-shading-value="0"/>
    </style:style>
    <style:style style:name="T63" style:family="text">
      <style:text-properties fo:color="#b26818" officeooo:rsid="001b208c" fo:background-color="#ffffff" loext:char-shading-value="0"/>
    </style:style>
    <style:style style:name="T64" style:family="text">
      <style:text-properties fo:color="#b26818" officeooo:rsid="002640ff" fo:background-color="#ffffff" loext:char-shading-value="0"/>
    </style:style>
    <style:style style:name="T65" style:family="text">
      <style:text-properties fo:color="#b26818" officeooo:rsid="002640ff" fo:background-color="#00ccff" loext:char-shading-value="0"/>
    </style:style>
    <style:style style:name="T66" style:family="text">
      <style:text-properties fo:color="#ffffff" fo:background-color="#000000" loext:char-shading-value="0"/>
    </style:style>
    <style:style style:name="T67" style:family="text">
      <style:text-properties fo:color="#ffffff" officeooo:rsid="001b208c" fo:background-color="#000000" loext:char-shading-value="0"/>
    </style:style>
    <style:style style:name="T68" style:family="text">
      <style:text-properties fo:color="#ffffff" officeooo:rsid="002640ff" fo:background-color="#000000" loext:char-shading-value="0"/>
    </style:style>
    <style:style style:name="T69" style:family="text">
      <style:text-properties fo:color="#18b2b2" officeooo:rsid="001b208c" fo:background-color="#ffffff" loext:char-shading-value="0"/>
    </style:style>
    <style:style style:name="T70" style:family="text">
      <style:text-properties fo:color="#18b2b2" officeooo:rsid="0022fac6" fo:background-color="#ffffff" loext:char-shading-value="0"/>
    </style:style>
    <style:style style:name="T71" style:family="text">
      <style:text-properties fo:color="#cc0000" officeooo:rsid="001b208c" fo:background-color="transparent" loext:char-shading-value="0"/>
    </style:style>
    <style:style style:name="T72" style:family="text">
      <style:text-properties fo:color="#ffff54" fo:font-weight="bold" fo:background-color="#ffffff" loext:char-shading-value="0"/>
    </style:style>
    <style:style style:name="T73" style:family="text">
      <style:text-properties fo:color="#54ffff" fo:font-weight="bold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PRAKTIKUM </text:p>
      <text:p text:style-name="P1"><text:span text:style-name="T49"><text:line-break/>s73889@isys70:~&gt; cat ~/.gitconfig <text:line-break/>cat: /u_nfs4/iw15/s73889/.gitconfig: Datei oder Verzeichnis nicht gefunden <text:line-break/></text:span><text:span text:style-name="T50">s73889@isys70:~&gt; git config --global user.name "Anxhela Merko" <text:line-break/>s73889@isys70:~&gt; git config --global user.email s73889@informatik.htw-dresden.de </text:span><text:span text:style-name="T49"><text:line-break/>s73889@isys70:~&gt; ls <text:line-break/></text:span><text:span text:style-name="T48">1_Dokumente</text:span><text:span text:style-name="T12">  </text:span><text:span text:style-name="T48">Bilder</text:span><text:span text:style-name="T12">  </text:span><text:span text:style-name="T48">Downloads</text:span><text:span text:style-name="T12">  </text:span><text:span text:style-name="T48">Musik</text:span><text:span text:style-name="T12">  </text:span><text:span text:style-name="T48">Öffentlich</text:span><text:span text:style-name="T12">  </text:span><text:span text:style-name="T48">PII</text:span><text:span text:style-name="T12">  </text:span><text:span text:style-name="T48">Schreibtisch</text:span><text:span text:style-name="T12">  </text:span><text:span text:style-name="T48">uprakt</text:span><text:span text:style-name="T12">  </text:span><text:span text:style-name="T48">Videos</text:span><text:span text:style-name="T12">  </text:span><text:span text:style-name="T48">Vorlagen</text:span><text:span text:style-name="T12"> </text:span><text:span text:style-name="T49"><text:line-break/></text:span><text:span text:style-name="T50">s73889@isys70:~&gt; cat ~/.gitconfig <text:line-break/>[user] <text:line-break/>       name = Anxhela Merko <text:line-break/>       email = s73889@informatik.htw-dresden.de </text:span><text:span text:style-name="T49"><text:line-break/>s73889@isys70:~&gt; ^C <text:line-break/>s73889@isys70:~&gt; <text:line-break/><text:line-break/></text:span><text:span text:style-name="T54">ARBEITSVERZEICHNIS</text:span></text:p>
      <text:p text:style-name="P1"><text:span text:style-name="T49"/></text:p>
      <text:p text:style-name="P2"><text:span text:style-name="T2">s73889@isys70:~&gt; </text:span><text:span text:style-name="T13">mkdir demo-hello-world &amp;&amp; cd $_</text:span></text:p>
      <text:p text:style-name="P2"><text:span text:style-name="T13"/></text:p>
      <text:p text:style-name="P2"><text:span text:style-name="T3">73889@isys70:~/demo-hello-world&gt; git init </text:span><text:span text:style-name="T13"><text:line-break/>Initialisierte leeres Git-Repository in /u_nfs4/iw15/s73889/demo-hello-world/.git/<text:line-break/></text:span></text:p>
      <text:p text:style-name="P2"><text:span text:style-name="T13"/></text:p>
      <text:p text:style-name="P3"><text:span text:style-name="T3">s73889@isys70:~/demo-hello-world&gt; ls -la </text:span><text:span text:style-name="T13"><text:line-break/></text:span><text:span text:style-name="T14">insgesamt 20 <text:line-break/>drwxr-xr-x  3 s73889 iw15  4096 30. Nov 17:09 </text:span><text:span text:style-name="T47">.</text:span><text:span text:style-name="T14"> <text:line-break/>drwx--x--- 32 s73889 iw15 12288 30. Nov 17:09 </text:span><text:span text:style-name="T47">..</text:span><text:span text:style-name="T14"> <text:line-break/>drwxr-xr-x  7 s73889 iw15  4096 30. Nov 17:09 </text:span><text:span text:style-name="T47">.git</text:span></text:p>
      <text:p text:style-name="P3"><text:span text:style-name="T47"/></text:p>
      <text:p text:style-name="P3"><text:span text:style-name="T47"/></text:p>
      <text:p text:style-name="P4"><text:span text:style-name="T24"><text:line-break/></text:span><text:span text:style-name="T25">s73889@isys70:~/demo-hello-world&gt; nano hello_world.c <text:line-break/>s73889@isys70:~/demo-hello-world&gt; cat hello_world.c  <text:line-break/>#include &lt;stdio.h&gt; <text:line-break/><text:line-break/>int main(void) <text:line-break/>{ <text:line-break/><text:line-break/>print</text:span><text:span text:style-name="T26">f</text:span><text:span text:style-name="T25">("Hello, World\n"); <text:line-break/>return 0; <text:line-break/>} <text:line-break/>s73889@isys70:~/demo-hello-world&gt;  </text:span><text:span text:style-name="T14"><text:line-break/><text:line-break/><text:line-break/></text:span></text:p>
      <text:p text:style-name="P5"><text:soft-page-break/><text:span text:style-name="T3">collect2: error: ld returned 1 exit status </text:span><text:span text:style-name="T14"><text:line-break/>s73889@isys70:~/demo-hello-world&gt; nano hello_world.c <text:line-break/>s73889@isys70:~/demo-hello-world&gt; cc hello_world.c   <text:line-break/>s73889@isys70:~/demo-hello-world&gt; ./a.out               <text:line-break/>Hello, World <text:line-break/>s73889@isys70:~/demo-hello-world&gt;  <text:line-break/></text:span></text:p>
      <text:p text:style-name="P5"><text:span text:style-name="T14"/></text:p>
      <text:p text:style-name="P5"><text:span text:style-name="T3">s73889@isys70:~/demo-hello-world&gt; git add .</text:span><text:span text:style-name="T14"><text:line-break/></text:span><text:span text:style-name="T3">s73889@isys70:~/demo-hello-world&gt; git status </text:span><text:span text:style-name="T14"><text:line-break/>Auf Branch master <text:line-break/><text:line-break/>Initialer Commit <text:line-break/><text:line-break/>zum Commit vorgemerkte Änderungen: <text:line-break/> (benutzen Sie "git rm --cached &lt;Datei&gt;..." zum Entfernen aus der Staging-Area) <text:line-break/><text:line-break/>       </text:span><text:span text:style-name="T56">neue Datei:     a.out</text:span><text:span text:style-name="T3"> </text:span><text:span text:style-name="T14"><text:line-break/>       </text:span><text:span text:style-name="T56">neue Datei:     hello_world.c</text:span><text:span text:style-name="T3"> </text:span><text:span text:style-name="T14"><text:line-break/><text:line-break/>s73889@isys70:~/demo-hello-world&gt;  <text:line-break/></text:span></text:p>
      <text:p text:style-name="P5"><text:span text:style-name="T14"/></text:p>
      <text:p text:style-name="P5"><text:span text:style-name="T3">s73889@isys70:~/demo-hello-world&gt; git rm --cached a.out </text:span><text:span text:style-name="T14"><text:line-break/>rm 'a.out' <text:line-break/>s73889@isys70:~/demo-hello-world&gt; <text:line-break/><text:line-break/></text:span><text:span text:style-name="T16">HIER NEHMEN WIR DIE A.OUT WIEDER RAUS</text:span></text:p>
      <text:p text:style-name="P5"><text:span text:style-name="T16">WIR WOLLEN <text:s/>SIE NICHT MEHR HABEN</text:span></text:p>
      <text:p text:style-name="P5"><text:span text:style-name="T16"/></text:p>
      <text:p text:style-name="P5"><text:span text:style-name="T4">s73889@isys70:~/demo-hello-world&gt; git status            </text:span><text:span text:style-name="T16"><text:line-break/>Auf Branch master <text:line-break/><text:line-break/>Initialer Commit <text:line-break/><text:line-break/>zum Commit vorgemerkte Änderungen: <text:line-break/> (benutzen Sie "git rm --cached &lt;Datei&gt;..." zum Entfernen aus der Staging-Area) <text:line-break/><text:line-break/>       </text:span><text:span text:style-name="T57">neue Datei:     hello_world.c</text:span><text:span text:style-name="T4"> </text:span><text:span text:style-name="T16"><text:line-break/><text:line-break/>Unversionierte Dateien: <text:line-break/> (benutzen Sie "git add &lt;Datei&gt;...", um die Änderungen zum Commit vorzumerken) <text:line-break/><text:line-break/>       </text:span><text:span text:style-name="T60">a.out</text:span><text:span text:style-name="T4"> </text:span><text:span text:style-name="T16"><text:line-break/><text:line-break/></text:span><text:soft-page-break/><text:span text:style-name="T16">s73889@isys70:~/demo-hello-world&gt; <text:line-break/><text:line-break/></text:span></text:p>
      <text:p text:style-name="P8"><text:span text:style-name="T14">GIT GIBT DIE MÖGLICHKEIT DATEIEN AUSZUSCHLIEẞEN</text:span></text:p>
      <text:p text:style-name="P6"><text:span text:style-name="T14"/></text:p>
      <text:p text:style-name="P6"><text:span text:style-name="T3">s73889@isys70:~/demo-hello-world&gt; vi .gitignore </text:span><text:span text:style-name="T14"><text:line-break/>s73889@isys70:~/demo-hello-world&gt; cat .gitignore  <text:line-break/>a.out <text:line-break/>*~<text:line-break/><text:line-break/></text:span><text:span text:style-name="T27">JETZT WIRD DIE A.OUT VON GIT IGNORIERT </text:span></text:p>
      <text:p text:style-name="P6"><text:span text:style-name="T14"/></text:p>
      <text:p text:style-name="P6"><text:span text:style-name="T3">s73889@isys70:~/demo-hello-world&gt; git status </text:span><text:span text:style-name="T14"><text:line-break/>Auf Branch master <text:line-break/><text:line-break/>Initialer Commit <text:line-break/><text:line-break/>zum Commit vorgemerkte Änderungen: <text:line-break/> (benutzen Sie "git rm --cached &lt;Datei&gt;..." zum Entfernen aus der Staging-Area) <text:line-break/><text:line-break/>       </text:span><text:span text:style-name="T56">neue Datei:     hello_world.c</text:span><text:span text:style-name="T3"> </text:span><text:span text:style-name="T14"><text:line-break/><text:line-break/>Unversionierte Dateien: <text:line-break/> (benutzen Sie "git add &lt;Datei&gt;...", um die Änderungen zum Commit vorzumerken) <text:line-break/><text:line-break/>       </text:span><text:span text:style-name="T61">.gitignore</text:span><text:span text:style-name="T3"> </text:span></text:p>
      <text:p text:style-name="P6"><text:span text:style-name="T3"/></text:p>
      <text:p text:style-name="P7"><text:span text:style-name="T29">JETZT NEHMEN WIR DIE GITIGNORE MIT DAZU</text:span><text:span text:style-name="T14"><text:line-break/></text:span></text:p>
      <text:p text:style-name="P7"><text:span text:style-name="T3">s73889@isys70:~/demo-hello-world&gt; git add .gitignore  </text:span><text:span text:style-name="T14"><text:line-break/>s73889@isys70:~/demo-hello-world&gt; <text:line-break/><text:line-break/></text:span><text:span text:style-name="T28">2 NEUE DATEIEN</text:span></text:p>
      <text:p text:style-name="P7"><text:span text:style-name="T17"/></text:p>
      <text:p text:style-name="P7"><text:span text:style-name="T5">s73889@isys70:~/demo-hello-world&gt; git status          </text:span><text:span text:style-name="T17"><text:line-break/>Auf Branch master <text:line-break/><text:line-break/>Initialer Commit <text:line-break/><text:line-break/>zum Commit vorgemerkte Änderungen: <text:line-break/> (benutzen Sie "git rm --cached &lt;Datei&gt;..." zum Entfernen aus der Staging-Area) <text:line-break/><text:line-break/>       </text:span><text:span text:style-name="T58">neue Datei:     .gitignore</text:span><text:span text:style-name="T5"> </text:span><text:span text:style-name="T17"><text:line-break/>       </text:span><text:span text:style-name="T58">neue Datei:     hello_world.c</text:span><text:span text:style-name="T5"> </text:span><text:span text:style-name="T17"><text:line-break/><text:line-break/></text:span><text:soft-page-break/><text:span text:style-name="T17"><text:line-break/></text:span><text:span text:style-name="T28">DIESEN STAND MÖCHTEN WIR INS REPOSITORY MITNEHMEN</text:span><text:span text:style-name="T14"><text:line-break/></text:span></text:p>
      <text:p text:style-name="P11"><text:span text:style-name="T14">ES IST JETZT EGAL WAS WIR ALS MITTEILUNG SCHREIBEN</text:span></text:p>
      <text:p text:style-name="P11"><text:span text:style-name="T14"/></text:p>
      <text:p text:style-name="P12"><text:span text:style-name="T3">s73889@isys70:~/demo-hello-world&gt; git commit -m "add hello_world.c and .gitignore" </text:span><text:span text:style-name="T14"><text:line-break/>[master (Basis-Commit) 3495f91] add hello_world.c and .gitignore <text:line-break/>2 files changed, 10 insertions(+) <text:line-break/>create mode 100644 .gitignore <text:line-break/>create mode 100644 hello_world.c <text:line-break/>s73889@isys70:~/demo-hello-world&gt; <text:line-break/></text:span><text:span text:style-name="T27"><text:line-break/>WAS FÜR IGNORES GIBT ES????</text:span></text:p>
      <text:p text:style-name="P12"><text:span text:style-name="T14"/></text:p>
      <text:p text:style-name="P12"><text:span text:style-name="T14"/></text:p>
      <text:p text:style-name="P12"><text:span text:style-name="T3">s73889@isys70:~/demo-hello-world&gt; git log</text:span><text:span text:style-name="T14"><text:line-break/><text:line-break/></text:span></text:p>
      <text:p text:style-name="P12"><text:span text:style-name="T14"/></text:p>
      <text:p text:style-name="P7"><text:span text:style-name="T14"><text:line-break/></text:span><text:span text:style-name="T62">commit 3495f91258491c51e26bf98e4ba3e7d6d9d5d9da</text:span><text:span text:style-name="T3"> </text:span><text:span text:style-name="T14"><text:line-break/>Author: Anxhela Merko &lt;s73889@informatik.htw-dresden.de&gt; <text:line-break/>Date:   Wed Nov 30 17:27:46 2016 +0100 <text:line-break/><text:line-break/>   add hello_world.c and .gitignore</text:span></text:p>
      <text:p text:style-name="P7"><text:span text:style-name="T14"/></text:p>
      <text:p text:style-name="P9"><text:span text:style-name="T14"/></text:p>
      <text:p text:style-name="P10"><text:span text:style-name="T17">ODER</text:span></text:p>
      <text:p text:style-name="P13"><text:span text:style-name="T17"/></text:p>
      <text:p text:style-name="P13"><text:span text:style-name="T5">s73889@isys70:~/demo-hello-world&gt; git log --oneline </text:span><text:span text:style-name="T17"><text:line-break/><text:line-break/>[2]+  Angehalten              git log --oneline<text:line-break/></text:span><text:span text:style-name="T16"><text:line-break/><text:line-break/></text:span><text:span text:style-name="T62">3495f91</text:span><text:span text:style-name="T3"> add hello_world.c and .gitignore </text:span><text:span text:style-name="T14"><text:line-break/></text:span><text:span text:style-name="T66">lines 1-1/1 (END)</text:span><text:span text:style-name="T14"><text:line-break/><text:line-break/></text:span><text:span text:style-name="T16"><text:line-break/></text:span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4"><text:soft-page-break/><text:span text:style-name="T4">s73889@isys70:~/demo-hello-world&gt; nano hello_world.c </text:span><text:span text:style-name="T16"><text:line-break/>s73889@isys70:~/demo-hello-world&gt; git add . <text:line-break/>s73889@isys70:~/demo-hello-world&gt; nano hello_world.c <text:line-break/>s73889@isys70:~/demo-hello-world&gt; cat  hello_world.c <text:line-break/>#include &lt;stdio.h&gt; <text:line-break/><text:line-break/>int main(void) <text:line-break/>{ <text:line-break/><text:line-break/>printf("Hello, World\n"); <text:line-break/>printf("Hallo Welt!\n"); <text:line-break/>return 0; <text:line-break/>}<text:line-break/><text:line-break/></text:span><text:span text:style-name="T4">s73889@isys70:~/demo-hello-world&gt; git status </text:span><text:span text:style-name="T16"><text:line-break/>Auf Branch master <text:line-break/>zum Commit vorgemerkte Änderungen: <text:line-break/> (benutzen Sie "git reset HEAD &lt;Datei&gt;..." zum Entfernen aus der Staging-Area) <text:line-break/><text:line-break/>       </text:span><text:span text:style-name="T57">geändert:       hello_world.c</text:span><text:span text:style-name="T4"> </text:span><text:span text:style-name="T16"><text:line-break/><text:line-break/>Änderungen, die nicht zum Commit vorgemerkt sind: <text:line-break/> (benutzen Sie "git add &lt;Datei&gt;...", um die Änderungen zum Commit vorzumerken) <text:line-break/> (benutzen Sie "git checkout -- &lt;Datei&gt;...", um die Änderungen im Arbeitsverzeichnis zu verwerfen) <text:line-break/><text:line-break/>       </text:span><text:span text:style-name="T60">geändert:       hello_world.c</text:span><text:span text:style-name="T4"> </text:span><text:span text:style-name="T16"><text:line-break/><text:line-break/>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oft-page-break/><text:span text:style-name="T55">s73889@isys70:~/demo-hello-world&gt; git diff HEAD hello_world.c<text:line-break/></text:span></text:p>
      <text:p text:style-name="P15"><text:span text:style-name="T30">diff --git a/hello_world.c b/hello_world.c</text:span><text:span text:style-name="T4"> </text:span><text:span text:style-name="T16"><text:line-break/></text:span><text:span text:style-name="T30">index 57354a4..0e206c0 100644</text:span><text:span text:style-name="T4"> </text:span><text:span text:style-name="T16"><text:line-break/></text:span><text:span text:style-name="T30">--- a/hello_world.c</text:span><text:span text:style-name="T4"> </text:span><text:span text:style-name="T16"><text:line-break/></text:span><text:span text:style-name="T30">+++ b/hello_world.c</text:span><text:span text:style-name="T4"> </text:span><text:span text:style-name="T16"><text:line-break/></text:span><text:span text:style-name="T69">@@ -4,5 +4,6 @@</text:span><text:span text:style-name="T4"> int main(void) </text:span><text:span text:style-name="T16"><text:line-break/>{ <text:line-break/> <text:line-break/>printf("Hello, World\n"); <text:line-break/></text:span><text:span text:style-name="T57">+printf("Hallo Welt!\n");</text:span><text:span text:style-name="T4"> </text:span><text:span text:style-name="T16"><text:line-break/>return 0; <text:line-break/>} <text:line-break/></text:span><text:span text:style-name="T67">lines 1-11/11 (END)</text:span><text:span text:style-name="T16"><text:line-break/></text:span></text:p>
      <text:p text:style-name="P15"><text:span text:style-name="T16"><text:line-break/></text:span><text:span text:style-name="T32">s73889@isys70:~/demo-hello-world&gt; git diff --cached  hello_world.c      <text:line-break/><text:line-break/>[6]+  Angehalten              git diff --cached hello_world.c</text:span><text:span text:style-name="T16"><text:line-break/></text:span></text:p>
      <text:p text:style-name="P16"><text:span text:style-name="T30">diff --git a/hello_world.c b/hello_world.c</text:span><text:span text:style-name="T4"> </text:span><text:span text:style-name="T16"><text:line-break/></text:span><text:span text:style-name="T30">index 57354a4..766acbe 100644</text:span><text:span text:style-name="T4"> </text:span><text:span text:style-name="T16"><text:line-break/></text:span><text:span text:style-name="T30">--- a/hello_world.c</text:span><text:span text:style-name="T4"> </text:span><text:span text:style-name="T16"><text:line-break/></text:span><text:span text:style-name="T30">+++ b/hello_world.c</text:span><text:span text:style-name="T4"> </text:span><text:span text:style-name="T16"><text:line-break/></text:span><text:span text:style-name="T69">@@ -4,5 +4,6 @@</text:span><text:span text:style-name="T4"> int main(void) </text:span><text:span text:style-name="T16"><text:line-break/>{ <text:line-break/> <text:line-break/>printf("Hello, World\n"); <text:line-break/></text:span><text:span text:style-name="T57">+printf("Hallo\n");</text:span><text:span text:style-name="T4"> </text:span><text:span text:style-name="T16"><text:line-break/>return 0; <text:line-break/>}<text:line-break/></text:span></text:p>
      <text:p text:style-name="P17"><text:span text:style-name="T32">s73889@isys70:~/demo-hello-world&gt; git diff  hello_world.c          <text:line-break/>[7]+  Angehalten              git diff hello_world.c<text:line-break/></text:span><text:span text:style-name="T16"><text:line-break/></text:span><text:span text:style-name="T30">diff --git a/hello_world.c b/hello_world.c</text:span><text:span text:style-name="T4"> </text:span><text:span text:style-name="T16"><text:line-break/></text:span><text:span text:style-name="T30">index 766acbe..0e206c0 100644</text:span><text:span text:style-name="T4"> </text:span><text:span text:style-name="T16"><text:line-break/></text:span><text:span text:style-name="T30">--- a/hello_world.c</text:span><text:span text:style-name="T4"> </text:span><text:span text:style-name="T16"><text:line-break/></text:span><text:span text:style-name="T30">+++ b/hello_world.c</text:span><text:span text:style-name="T4"> </text:span><text:span text:style-name="T16"><text:line-break/></text:span><text:span text:style-name="T69">@@ -4,6 +4,6 @@</text:span><text:span text:style-name="T4"> int main(void) </text:span><text:span text:style-name="T16"><text:line-break/>{ <text:line-break/>printf("Hello, World\n"); <text:line-break/></text:span><text:span text:style-name="T60">-printf("Hallo\n");</text:span><text:span text:style-name="T4"> </text:span><text:span text:style-name="T16"><text:line-break/></text:span><text:span text:style-name="T57">+printf("Hallo Welt!\n");</text:span><text:span text:style-name="T4"> </text:span><text:span text:style-name="T16"><text:line-break/>return 0; <text:line-break/>}<text:line-break/></text:span></text:p>
      <text:p text:style-name="P17"><text:soft-page-break/><text:span text:style-name="T16"/></text:p>
      <text:p text:style-name="P18"><text:span text:style-name="T4">s73889@isys70:~/demo-hello-world&gt; git add . </text:span><text:span text:style-name="T16"><text:line-break/>s73889@isys70:~/demo-hello-world&gt; git commit -m "add german text" <text:line-break/>[master 55cf9cb] add german text <text:line-break/>1 file changed, 1 insertion(+) <text:line-break/>s73889@isys70:~/demo-hello-world&gt; </text:span></text:p>
      <text:p text:style-name="P18"><text:span text:style-name="T16"/></text:p>
      <text:p text:style-name="P18"><text:span text:style-name="T18">EINE ÄNERUNG VORNEHMEN DIE WIR DANN NICHT ÜBERNEHMEN MÖCHTEN</text:span></text:p>
      <text:p text:style-name="P18"><text:span text:style-name="T16"><text:line-break/><text:line-break/></text:span><text:span text:style-name="T4">s73889@isys70:~/demo-hello-world&gt; cat hello_world.c  </text:span><text:span text:style-name="T16"><text:line-break/>#include &lt;stdio.h&gt; <text:line-break/><text:line-break/>int main(void) <text:line-break/>{ <text:line-break/><text:line-break/><text:line-break/>printf("Hallo Welt!\n"); <text:line-break/>return 0; <text:line-break/>} <text:line-break/>s73889@isys70:~/demo-hello-world&gt; <text:line-break/><text:line-break/></text:span><text:span text:style-name="T4">s73889@isys70:~/demo-hello-world&gt; git diff  hello_world.c </text:span><text:span text:style-name="T16"><text:line-break/></text:span><text:span text:style-name="T30">diff --git a/hello_world.c b/hello_world.c</text:span><text:span text:style-name="T4"> </text:span><text:span text:style-name="T16"><text:line-break/></text:span><text:span text:style-name="T30">index 0e206c0..ca2757a 100644</text:span><text:span text:style-name="T4"> </text:span><text:span text:style-name="T16"><text:line-break/></text:span><text:span text:style-name="T30">--- a/hello_world.c</text:span><text:span text:style-name="T4"> </text:span><text:span text:style-name="T16"><text:line-break/></text:span><text:span text:style-name="T30">+++ b/hello_world.c</text:span><text:span text:style-name="T4"> </text:span><text:span text:style-name="T16"><text:line-break/></text:span><text:span text:style-name="T69">@@ -3,7 +3,7 @@</text:span><text:span text:style-name="T4"> </text:span><text:span text:style-name="T16"><text:line-break/>int main(void) <text:line-break/>{ <text:line-break/> <text:line-break/></text:span><text:span text:style-name="T60">-printf("Hello, World\n");</text:span><text:span text:style-name="T4"> </text:span><text:span text:style-name="T16"><text:line-break/></text:span><text:span text:style-name="T57">+</text:span><text:span text:style-name="T4"> </text:span><text:span text:style-name="T16"><text:line-break/>printf("Hallo Welt!\n"); <text:line-break/>return 0; <text:line-break/>}<text:line-break/></text:span></text:p>
      <text:p text:style-name="P18"><text:span text:style-name="T16"/></text:p>
      <text:p text:style-name="P19"><text:span text:style-name="T40">WIEDER HERGESTELLT (DIE ALTE ZEILE DIE WIR GELÖSCHT HABEN)</text:span></text:p>
      <text:p text:style-name="P18"><text:span text:style-name="T18"/></text:p>
      <text:p text:style-name="P25"><text:span text:style-name="T6">s73889@isys70:~/demo-hello-world&gt; cat hello_world.c             </text:span><text:span text:style-name="T18"><text:line-break/>#include &lt;stdio.h&gt; <text:line-break/><text:line-break/>int main(void) <text:line-break/>{ <text:line-break/><text:line-break/></text:span><text:span text:style-name="T33">printf("Hello, World\n"); <text:line-break/>printf("Hallo Welt!\n"); </text:span><text:span text:style-name="T18"><text:line-break/></text:span><text:soft-page-break/><text:span text:style-name="T18">return 0; <text:line-break/>} <text:line-break/>s73889@isys70:~/demo-hello-world&gt; <text:line-break/><text:line-break/></text:span><text:span text:style-name="T19">EINE ÄNDERUNG VORNEHMEN; WIEDER IN DIE REPOSITORY UND DANN WIEDER ZURÜCK</text:span><text:span text:style-name="T16"><text:line-break/><text:line-break/></text:span><text:span text:style-name="T4">// C - Hallo Welt Beispiel </text:span><text:span text:style-name="T16"><text:line-break/>#include &lt;stdio.h&gt; <text:line-break/><text:line-break/>int main(void) <text:line-break/>{ <text:line-break/><text:line-break/>printf("Hello, World\n"); <text:line-break/>printf("Hallo Welt!\n"); <text:line-break/>return 0; <text:line-break/>} <text:line-break/><text:line-break/></text:span><text:span text:style-name="T4">s73889@isys70:~/demo-hello-world&gt; git add . </text:span><text:span text:style-name="T16"><text:line-break/>s73889@isys70:~/demo-hello-world&gt; <text:line-break/></text:span></text:p>
      <text:p text:style-name="P25"><text:span text:style-name="T4">s73889@isys70:~/demo-hello-world&gt; git commit -m "add german text" </text:span><text:span text:style-name="T16"><text:line-break/>[master c02991c] add german text <text:line-break/>1 file changed, 1 insertion(+) <text:line-break/>s73889@isys70:~/demo-hello-world&gt; <text:line-break/><text:line-break/><text:line-break/><text:line-break/></text:span><text:span text:style-name="T4">s73889@isys70:~/demo-hello-world&gt; git log --oneline</text:span><text:span text:style-name="T16"><text:line-break/></text:span><text:span text:style-name="T63">c02991c</text:span><text:span text:style-name="T4"> add german text </text:span><text:span text:style-name="T16"><text:line-break/></text:span><text:span text:style-name="T63">55cf9cb</text:span><text:span text:style-name="T4"> add german text </text:span><text:span text:style-name="T16"><text:line-break/></text:span><text:span text:style-name="T63">3495f91</text:span><text:span text:style-name="T4"> add hello_world.c and .gitignore</text:span><text:span text:style-name="T16"><text:line-break/><text:line-break/></text:span><text:span text:style-name="T34">REPOSITORY ZURÜCKSETZEN IN EINE ÄLTERE VERSION</text:span></text:p>
      <text:p text:style-name="P25"><text:span text:style-name="T34"/></text:p>
      <text:p text:style-name="P26"><text:span text:style-name="T7">s73889@isys70:~/demo-hello-world&gt; git reset --hard HEAD~1</text:span><text:span text:style-name="T34"><text:line-break/><text:line-break/></text:span><text:span text:style-name="T35">HEAD~1 RELATIVE ANGABE WO ICH ZURÜCKGEHEN MÖCHTE – 1 ODER 2 VERSIONEN ZURÜCKGEHEN</text:span></text:p>
      <text:p text:style-name="P26"><text:span text:style-name="T35"/></text:p>
      <text:p text:style-name="P26"><text:span text:style-name="T4">s73889@isys70:~/demo-hello-world&gt; git reset --hard HEAD~1 </text:span><text:span text:style-name="T16"><text:line-break/></text:span><text:span text:style-name="T71">HEAD ist jetzt bei 55cf9cb add german text </text:span><text:span text:style-name="T16"><text:line-break/>s73889@isys70:~/demo-hello-world&gt; </text:span></text:p>
      <text:p text:style-name="P26"><text:span text:style-name="T16"/></text:p>
      <text:p text:style-name="P20"><text:span text:style-name="T41">DEN KOMMENTAR GIBT ES NICHT MEHR !!!</text:span></text:p>
      <text:p text:style-name="P27"><text:span text:style-name="T8">s73889@isys70:~/demo-hello-world&gt; git log --oneline   </text:span><text:span text:style-name="T20"><text:line-break/><text:line-break/>[11]+  Angehalten              git log --oneline <text:line-break/></text:span><text:soft-page-break/><text:span text:style-name="T20">s73889@isys70:~/demo-hello-world&gt; cat hello_world.c  <text:line-break/>#include &lt;stdio.h&gt; <text:line-break/><text:line-break/>int main(void) <text:line-break/>{ <text:line-break/><text:line-break/>printf("Hello, World\n"); <text:line-break/>printf("Hallo Welt!\n"); <text:line-break/>return 0; <text:line-break/>} <text:line-break/>s73889@isys70:~/demo-hello-world&gt; <text:line-break/><text:line-break/></text:span><text:span text:style-name="T36">MAN KANN EINEN FEHLERHAFTEN COMMIT ZURÜCKNEHMEN!!!!</text:span></text:p>
      <text:p text:style-name="P27"><text:span text:style-name="T36"/></text:p>
      <text:p text:style-name="P27"><text:span text:style-name="T36"/></text:p>
      <text:p text:style-name="P21"><text:span text:style-name="T42">ANDERE ÄNDERUNG</text:span></text:p>
      <text:p text:style-name="P28"><text:span text:style-name="T20"><text:line-break/>//C - hello world example <text:line-break/>#include &lt;stdio.h&gt; <text:line-break/><text:line-break/>int main(void) <text:line-break/>{ <text:line-break/><text:line-break/>printf("Hello, World\n"); <text:line-break/>printf("Hallo Welt!\n"); <text:line-break/>return 0; <text:line-break/>} </text:span></text:p>
      <text:p text:style-name="P28"><text:span text:style-name="T20"/></text:p>
      <text:p text:style-name="P28"><text:span text:style-name="T20"/></text:p>
      <text:p text:style-name="P28"><text:span text:style-name="T52">s73889@isys70:~/demo-hello-world&gt; git diff hello_world.c </text:span><text:span text:style-name="T53"><text:line-break/><text:line-break/>[12]+  Angehalten              git diff hello_world.c</text:span><text:span text:style-name="T20"><text:line-break/></text:span></text:p>
      <text:p text:style-name="P28"><text:span text:style-name="T20"><text:line-break/></text:span><text:span text:style-name="T31">diff --git a/hello_world.c b/hello_world.c</text:span><text:span text:style-name="T8"> </text:span><text:span text:style-name="T20"><text:line-break/></text:span><text:span text:style-name="T31">index 0e206c0..1a8e8eb 100644</text:span><text:span text:style-name="T8"> </text:span><text:span text:style-name="T20"><text:line-break/></text:span><text:span text:style-name="T31">--- a/hello_world.c</text:span><text:span text:style-name="T8"> </text:span><text:span text:style-name="T20"><text:line-break/></text:span><text:span text:style-name="T31">+++ b/hello_world.c</text:span><text:span text:style-name="T8"> </text:span><text:span text:style-name="T20"><text:line-break/></text:span><text:span text:style-name="T70">@@ -1,3 +1,4 @@</text:span><text:span text:style-name="T8"> </text:span><text:span text:style-name="T20"><text:line-break/></text:span><text:span text:style-name="T59">+//C - hello world example</text:span><text:span text:style-name="T8"> </text:span><text:span text:style-name="T20"><text:line-break/>#include &lt;stdio.h&gt; <text:line-break/> <text:line-break/>int main(void)</text:span></text:p>
      <text:p text:style-name="P28"><text:span text:style-name="T20"><text:line-break/><text:line-break/><text:line-break/><text:line-break/><text:line-break/></text:span><text:soft-page-break/></text:p>
      <text:p text:style-name="P28"><text:span text:style-name="T4">s73889@isys70:~/demo-hello-world&gt; git add .</text:span><text:span text:style-name="T16"><text:line-break/><text:line-break/></text:span><text:span text:style-name="T37">MIT COMMIT NEHMEN WIR IN DIE REPOSITORY</text:span></text:p>
      <text:p text:style-name="P28"><text:span text:style-name="T21"/></text:p>
      <text:p text:style-name="P28"><text:span text:style-name="T9">s73889@isys70:~/demo-hello-world&gt; git commit -m "add comment" </text:span><text:span text:style-name="T21"><text:line-break/>[master cc81a23] add comment <text:line-break/>1 file changed, 1 insertion(+)<text:line-break/></text:span></text:p>
      <text:p text:style-name="P28"><text:span text:style-name="T21"/></text:p>
      <text:p text:style-name="P28"><text:span text:style-name="T9">s73889@isys70:~/demo-hello-world&gt; git log --oneline </text:span><text:span text:style-name="T21"><text:line-break/>[13]+  Angehalten              git log –oneline</text:span><text:span text:style-name="T16"><text:line-break/></text:span><text:span text:style-name="T63">cc81a23</text:span><text:span text:style-name="T4"> add comment </text:span><text:span text:style-name="T16"><text:line-break/></text:span><text:span text:style-name="T63">55cf9cb</text:span><text:span text:style-name="T4"> add german text </text:span><text:span text:style-name="T16"><text:line-break/></text:span><text:span text:style-name="T63">3495f91</text:span><text:span text:style-name="T4"> add hello_world.c and .gitignore</text:span></text:p>
      <text:p text:style-name="P28"><text:span text:style-name="T4"/></text:p>
      <text:p text:style-name="P28"><text:span text:style-name="T4"/></text:p>
      <text:p text:style-name="P23"><text:span text:style-name="T43">V</text:span><text:span text:style-name="T1">ORANGEGANGENE VERSIONEN ZURÜCKNEHMEN</text:span></text:p>
      <text:p text:style-name="P24"><text:span text:style-name="T1">HEAD ~1 WELCHE VERSION NEHME ICH ZURÜCK?????? DAS BESTIMMT HEAD ~1 = EINE VERSION ZURÜCKGEHEN</text:span></text:p>
      <text:p text:style-name="P24"><text:span text:style-name="T1"/></text:p>
      <text:p text:style-name="P29"><text:span text:style-name="T10">s73889@isys70:~/demo-hello-world&gt; git revert HEAD~1 </text:span><text:span text:style-name="T38"><text:line-break/><text:line-break/></text:span><text:span text:style-name="T72">Revert "add german text"</text:span><text:span text:style-name="T2"> </text:span><text:span text:style-name="T1"><text:line-break/><text:line-break/>This reverts commit 55cf9cbc7af3a0365e9983adbe18ff4f6cf65a7a. <text:line-break/><text:line-break/></text:span><text:span text:style-name="T73"># Bitte geben Sie eine Commit-Beschreibung für Ihre Änderungen ein. Zeilen,</text:span><text:span text:style-name="T2"> </text:span><text:span text:style-name="T1"><text:line-break/></text:span><text:span text:style-name="T73"># die mit '#' beginnen, werden ignoriert, und eine leere Beschreibung</text:span><text:span text:style-name="T2"> </text:span><text:span text:style-name="T1"><text:line-break/></text:span><text:span text:style-name="T73"># bricht den Commit ab.</text:span><text:span text:style-name="T2"> </text:span><text:span text:style-name="T1"><text:line-break/></text:span><text:span text:style-name="T73"># Auf Branch master</text:span><text:span text:style-name="T2"> </text:span><text:span text:style-name="T1"><text:line-break/></text:span><text:span text:style-name="T73"># </text:span><text:span text:style-name="T46">zum Commit vorgemerkte Änderungen:</text:span><text:span text:style-name="T2"> </text:span><text:span text:style-name="T1"><text:line-break/></text:span><text:span text:style-name="T73">#       geändert:       hello_world.c</text:span><text:span text:style-name="T2"> </text:span><text:span text:style-name="T1"><text:line-break/></text:span><text:span text:style-name="T73">#</text:span><text:span text:style-name="T2"> </text:span><text:span text:style-name="T1"><text:line-break/></text:span><text:span text:style-name="T46">    </text:span><text:span text:style-name="T2"> </text:span><text:span text:style-name="T1"><text:line-break/></text:span><text:span text:style-name="T46">                                                                                                  </text:span><text:span text:style-name="T2"> </text:span><text:span text:style-name="T1"><text:line-break/>"~/demo-hello-world/.git/COMMIT_EDITMSG" 11L, 354C                 <text:line-break/></text:span></text:p>
      <text:p text:style-name="P24"><text:span text:style-name="T1">MIT :q BEENDEN!!!!!</text:span></text:p>
      <text:p text:style-name="P23"><text:span text:style-name="T1"/></text:p>
      <text:p text:style-name="P29"><text:span text:style-name="T16"><text:line-break/><text:line-break/><text:line-break/><text:line-break/></text:span></text:p>
      <text:p text:style-name="P22"><text:soft-page-break/><text:span text:style-name="T44">HELLO WELT FEHLT JETZT!</text:span></text:p>
      <text:p text:style-name="P29"><text:span text:style-name="T22"/></text:p>
      <text:p text:style-name="P29"><text:span text:style-name="T10">//C - hello world example </text:span><text:span text:style-name="T22"><text:line-break/>#include &lt;stdio.h&gt; <text:line-break/><text:line-break/>int main(void) <text:line-break/>{ <text:line-break/><text:line-break/>printf("Hello, World\n"); <text:line-break/>return 0; <text:line-break/>} </text:span></text:p>
      <text:p text:style-name="P29"><text:span text:style-name="T22"><text:line-break/><text:line-break/></text:span><text:span text:style-name="T10">s73889@isys70:~/demo-hello-world&gt; git log --oneline </text:span><text:span text:style-name="T22"><text:line-break/><text:line-break/>[14]+  Angehalten              git log --oneline<text:line-break/></text:span><text:span text:style-name="T64">afcc538</text:span><text:span text:style-name="T10"> Revert "add german text" </text:span><text:span text:style-name="T22"><text:line-break/></text:span><text:span text:style-name="T64">cc81a23</text:span><text:span text:style-name="T10"> add comment </text:span><text:span text:style-name="T22"><text:line-break/></text:span><text:span text:style-name="T65">55cf9cb</text:span><text:span text:style-name="T38"> a</text:span><text:span text:style-name="T10">dd german text </text:span><text:span text:style-name="T22"><text:line-break/></text:span><text:span text:style-name="T64">3495f91</text:span><text:span text:style-name="T10"> add hello_world.c and .gitignore </text:span><text:span text:style-name="T22"><text:line-break/></text:span><text:span text:style-name="T68">lines 1-4/4 (END)</text:span></text:p>
      <text:p text:style-name="P29"><text:span text:style-name="T68"/></text:p>
      <text:p text:style-name="P29"><text:span text:style-name="T22"><text:line-break/></text:span><text:span text:style-name="T38">DEN AKTUELLEN UNTERSCHIED ANZEIGEN</text:span><text:span text:style-name="T22"><text:line-break/></text:span><text:span text:style-name="T16"><text:line-break/></text:span><text:span text:style-name="T4">s73889@isys70:~/demo-hello-world&gt; </text:span><text:span text:style-name="T32">git diff 55cf9cb</text:span><text:span text:style-name="T16"><text:line-break/><text:line-break/><text:line-break/></text:span><text:span text:style-name="T30">diff --git a/hello_world.c b/hello_world.c</text:span><text:span text:style-name="T4"> </text:span><text:span text:style-name="T16"><text:line-break/></text:span><text:span text:style-name="T30">index 0e206c0..0dda102 100644</text:span><text:span text:style-name="T4"> </text:span><text:span text:style-name="T16"><text:line-break/></text:span><text:span text:style-name="T30">--- a/hello_world.c</text:span><text:span text:style-name="T4"> </text:span><text:span text:style-name="T16"><text:line-break/></text:span><text:span text:style-name="T30">+++ b/hello_world.c</text:span><text:span text:style-name="T4"> </text:span><text:span text:style-name="T16"><text:line-break/></text:span><text:span text:style-name="T69">@@ -1,9 +1,9 @@</text:span><text:span text:style-name="T4"> </text:span><text:span text:style-name="T16"><text:line-break/></text:span><text:span text:style-name="T57">+//C - hello world example</text:span><text:span text:style-name="T4"> </text:span><text:span text:style-name="T16"><text:line-break/>#include &lt;stdio.h&gt; <text:line-break/> <text:line-break/>int main(void) <text:line-break/>{ <text:line-break/> <text:line-break/>printf("Hello, World\n"); <text:line-break/></text:span><text:span text:style-name="T60">-printf("Hallo Welt!\n");</text:span><text:span text:style-name="T4"> </text:span><text:span text:style-name="T16"><text:line-break/>return 0; <text:line-break/>}<text:line-break/><text:line-break/></text:span></text:p>
      <text:p text:style-name="P18"><text:span text:style-name="T16"><text:line-break/><text:line-break/></text:span></text:p>
      <text:p text:style-name="P30"><text:soft-page-break/><text:span text:style-name="T39">auf dem webbrowser</text:span><text:span text:style-name="T14"><text:line-break/></text:span></text:p>
      <text:p text:style-name="P31"><text:span text:style-name="T14">EINGEBEN: </text:span><text:a xlink:type="simple" xlink:href="https://iglu.informatik.htw-dresden.de/git" text:style-name="Internet_20_link" text:visited-style-name="Visited_20_Internet_20_Link">https://iglu.informatik.htw-dresden.de/git</text:a></text:p>
      <text:p text:style-name="P31"><text:span text:style-name="T14"/></text:p>
      <text:p text:style-name="P31"><text:span text:style-name="T14"/></text:p>
      <text:p text:style-name="P30"><text:a xlink:type="simple" xlink:href="https://iglu.informatik.htw-dresden.de/git/users/sign_in" text:style-name="Internet_20_link" text:visited-style-name="Visited_20_Internet_20_Link"><text:span text:style-name="T23">https://iglu.informatik.htw-dresden.de/git/users/sign_in</text:span></text:a></text:p>
      <text:p text:style-name="P30"><text:span text:style-name="T23"/></text:p>
      <text:p text:style-name="P30"><text:span text:style-name="T23"/></text:p>
      <text:p text:style-name="P30"><text:span text:style-name="T23"/></text:p>
      <text:p text:style-name="P32"><text:span text:style-name="T23">K</text:span><text:span text:style-name="T14">ONSOLE</text:span></text:p>
      <text:p text:style-name="P33"><text:span text:style-name="T11">s73889@isys70:~/demo-hello-world&gt; cat ~/.ssh/id_rsa.pub</text:span></text:p>
      <text:p text:style-name="P33"><text:span text:style-name="T11"/></text:p>
      <text:p text:style-name="P33"><text:span text:style-name="T11">s73889@isys70:~/demo-hello-world&gt; cat ~/.ssh/id_rsa.pub <text:line-break/>cat: /u_nfs4/iw15/s73889/.ssh/id_rsa.pub: Datei oder Verzeichnis nicht gefunden <text:line-break/>s73889@isys70:~/demo-hello-world&gt; ssh-keygen -t rsa -c "s73889@informatik.htw-dresden.de"<text:line-break/><text:line-break/>Enter file in which to save the key (/u_nfs4/iw15/s73889/.ssh/id_rsa): /u_nfs4/iw15/s73889/.ssh/id_rsa <text:line-break/>Created directory '/u_nfs4/iw15/s73889/.ssh'. <text:line-break/>Enter passphrase (empty for no passphrase): </text:span></text:p>
      <text:p text:style-name="P33"><text:span text:style-name="T11"/></text:p>
      <text:p text:style-name="P33"><text:span text:style-name="T11">Enter passphrase (empty for no passphrase):  <text:line-break/>Enter same passphrase again:  <text:line-break/>Your identification has been saved in /u_nfs4/iw15/s73889/.ssh/id_rsa. <text:line-break/>Your public key has been saved in /u_nfs4/iw15/s73889/.ssh/id_rsa.pub. <text:line-break/>The key fingerprint is: <text:line-break/>45:4b:df:7a:d9:ea:49:4b:07:75:6b:91:8a:89:42:6b [MD5] s73889@informatik.htw-dresden.de <text:line-break/>The key's randomart image is: <text:line-break/>+--[ RSA 2048]----+ <text:line-break/>|          o      | <text:line-break/>|         o o .  .| <text:line-break/>|       .  o . .oo| <text:line-break/>|      . ... o..++| <text:line-break/>|       ES. o..+o.| <text:line-break/>|      . .    ..o | <text:line-break/>|              + .| <text:line-break/>|             + + | <text:line-break/>|              +  | <text:line-break/>+--[MD5]----------+ <text:line-break/>s73889@isys70:~/demo-hello-world&gt; <text:line-break/><text:line-break/></text:span></text:p>
      <text:p text:style-name="P34"><text:soft-page-break/><text:span text:style-name="T11">s73889@isys70:~/demo-hello-world&gt; cat ~/.ssh/id_rsa.pub <text:line-break/>ssh-rsa AAAAB3NzaC1yc2EAAAADAQABAAABAQDW+3L+dLXhvQmLvjMG9MLNjDCabhUntFuu9xa1KDmPkgb4E7ZVHRswgakPDupcazMC83U0m1WMl<text:line-break/>77G4JvT1LZ7zwHM/gRPlvC31NH9XpyBR3NeimlCvcwPTEig2sQW2IgK6HtMpijHkxdIH9TnCgkpmOiMSWCrMin/lAj3XkV+y4sYdKYU7LjREt+NVp<text:line-break/>ToPPem1tPWJjuiO0l6O4lvILr18Pwdo2MUtOBvVwE0SczpmWxpfh/kzTUO3aQ0q8gS7kTaWpm5pEyPyGkZE9O683OWGy/N05tUWcSeQ7zVrYHyAV+<text:line-break/>a1I7i0U59MVvn37tSVvtXin41+1WrBAjN8AQPvqtt s73889@informatik.htw-dresden.de <text:line-break/>s73889@isys70:~/demo-hello-world&gt; <text:line-break/><text:line-break/></text:span><text:span text:style-name="T39">s73889@isys70:~/demo-hello-world&gt; git remote add origin git@iglu.informatik.htw-dresden.de:s73889/demo-hello-worl<text:line-break/>d.git </text:span></text:p>
      <text:p text:style-name="P34"><text:span text:style-name="T39"/></text:p>
      <text:p text:style-name="P34"><text:span text:style-name="T23">s73889@isys70:~/demo-hello-world&gt; git push -u origin master <text:line-break/>The authenticity of host 'iglu.informatik.htw-dresden.de (141.56.139.125)' can't be established. <text:line-break/>ECDSA key fingerprint is ce:85:0a:2b:65:14:c1:fe:e5:52:9a:c7:0a:fe:c3:21 [MD5]. <text:line-break/>Are you sure you want to continue connecting (yes/no)? yes <text:line-break/>Warning: Permanently added 'iglu.informatik.htw-dresden.de,141.56.139.125' (ECDSA) to the list of known hosts. <text:line-break/>Zähle Objekte: 13, Fertig. <text:line-break/>Delta compression using up to 8 threads. <text:line-break/>Komprimiere Objekte: 100% (12/12), Fertig. <text:line-break/>Schreibe Objekte: 100% (13/13), 1.20 KiB | 0 bytes/s, Fertig. <text:line-break/>Total 13 (delta 4), reused 0 (delta 0) <text:line-break/>To git@iglu.informatik.htw-dresden.de:s73889/demo-hello-world.git <text:line-break/>* [new branch]      master -&gt; master <text:line-break/>Branch master konfiguriert zum Folgen von Remote-Branch master von origin. <text:line-break/>s73889@isys70:~/demo-hello-world&gt; </text:span><text:span text:style-name="T39"><text:line-break/><text:line-break/></text:span><text:span text:style-name="T11"><text:line-break/><text:line-break/><text:line-break/><text:line-break/><text:line-break/></text:span><text:span text:style-name="T23"><text:line-break/><text:line-break/></text:span></text:p>
      <text:p text:style-name="P30"><text:span text:style-name="T14"><text:line-break/></text:span><text:span text:style-name="T15"><text:line-break/></text:span></text:p>
      <text:p text:style-name="P2"><text:span text:style-name="T13"/></text:p>
      <text:p text:style-name="P2"><text:span text:style-name="T51"><text:line-break/></text:span><text:soft-page-break/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7:06:43.643476040</meta:creation-date>
    <dc:date>2016-11-30T18:31:17.674624202</dc:date>
    <meta:editing-duration>PT1H24M25S</meta:editing-duration>
    <meta:editing-cycles>21</meta:editing-cycles>
    <meta:generator>LibreOffice/5.0.4.2$Linux_X86_64 LibreOffice_project/00m0$Build-2</meta:generator>
    <meta:document-statistic meta:table-count="0" meta:image-count="0" meta:object-count="0" meta:page-count="14" meta:paragraph-count="68" meta:word-count="1377" meta:character-count="13398" meta:non-whitespace-character-count="11110"/>
  </office:meta>
</office:document-meta>
</file>